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HelveticaNeue" svg:font-family="HelveticaNeue" style:font-family-generic="roman"/>
    <style:font-face style:name="Times-Roman" svg:font-family="Times-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48a5" officeooo:paragraph-rsid="000b48a5"/>
    </style:style>
    <style:style style:name="P2" style:family="paragraph" style:parent-style-name="Standard">
      <style:text-properties officeooo:rsid="000b48a5" officeooo:paragraph-rsid="000fb9b5"/>
    </style:style>
    <style:style style:name="P3" style:family="paragraph" style:parent-style-name="Standard">
      <style:text-properties officeooo:rsid="000b48a5" officeooo:paragraph-rsid="00106576"/>
    </style:style>
    <style:style style:name="P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 style:family="paragraph" style:parent-style-name="Standard">
      <style:text-properties fo:color="#1a1718" style:font-name="Helvetica" fo:font-size="10pt" officeooo:rsid="000b48a5" officeooo:paragraph-rsid="000b48a5" style:font-size-asian="10pt"/>
    </style:style>
    <style:style style:name="P6" style:family="paragraph" style:parent-style-name="Standard">
      <style:text-properties fo:font-style="italic" officeooo:rsid="000b48a5" officeooo:paragraph-rsid="000b48a5" style:font-style-asian="italic" style:font-style-complex="italic"/>
    </style:style>
    <style:style style:name="P7" style:family="paragraph" style:parent-style-name="Standard">
      <style:text-properties style:text-underline-style="none" officeooo:rsid="0016c330" officeooo:paragraph-rsid="0016c330"/>
    </style:style>
    <style:style style:name="P8" style:family="paragraph" style:parent-style-name="Standard">
      <style:text-properties officeooo:rsid="00286589" officeooo:paragraph-rsid="00286589"/>
    </style:style>
    <style:style style:name="P9" style:family="paragraph" style:parent-style-name="Standard">
      <style:text-properties officeooo:rsid="00286589" officeooo:paragraph-rsid="0028fefc"/>
    </style:style>
    <style:style style:name="P10" style:family="paragraph" style:parent-style-name="Text_20_body">
      <style:text-properties style:font-name="Liberation Serif"/>
    </style:style>
    <style:style style:name="P11" style:family="paragraph" style:parent-style-name="Text_20_body">
      <style:text-properties style:font-name="Liberation Serif" officeooo:paragraph-rsid="0018cb85"/>
    </style:style>
    <style:style style:name="P12" style:family="paragraph" style:parent-style-name="Text_20_body">
      <style:text-properties officeooo:rsid="001c3448" officeooo:paragraph-rsid="001c3448"/>
    </style:style>
    <style:style style:name="P13" style:family="paragraph" style:parent-style-name="Text_20_body">
      <style:text-properties officeooo:rsid="001cbae3" officeooo:paragraph-rsid="001cbae3"/>
    </style:style>
    <style:style style:name="P14" style:family="paragraph" style:parent-style-name="Text_20_body">
      <style:text-properties officeooo:rsid="001e9ed3" officeooo:paragraph-rsid="001ff8a9"/>
    </style:style>
    <style:style style:name="P15" style:family="paragraph" style:parent-style-name="Quotations">
      <style:text-properties officeooo:paragraph-rsid="0026dd49"/>
    </style:style>
    <style:style style:name="P16" style:family="paragraph" style:parent-style-name="Text_20_body">
      <style:text-properties officeooo:rsid="002b6850" officeooo:paragraph-rsid="002b6850"/>
    </style:style>
    <style:style style:name="P17" style:family="paragraph" style:parent-style-name="Text_20_body">
      <style:text-properties officeooo:rsid="002de6aa" officeooo:paragraph-rsid="002de6aa"/>
    </style:style>
    <style:style style:name="P18" style:family="paragraph" style:parent-style-name="Heading_20_2">
      <style:text-properties officeooo:rsid="001a4da3" officeooo:paragraph-rsid="001a4da3"/>
    </style:style>
    <style:style style:name="P19" style:family="paragraph" style:parent-style-name="Standard">
      <style:text-properties fo:color="#0951cc" style:font-name="HelveticaNeue" fo:font-size="13pt" style:text-underline-style="solid" style:text-underline-width="auto" style:text-underline-color="#0951cc" officeooo:rsid="000fafd4" style:font-size-asian="13pt"/>
    </style:style>
    <style:style style:name="P20" style:family="paragraph" style:parent-style-name="Standard">
      <style:text-properties officeooo:rsid="000b48a5" officeooo:paragraph-rsid="002d07ec"/>
    </style:style>
    <style:style style:name="P21" style:family="paragraph" style:parent-style-name="Standard">
      <style:text-properties officeooo:rsid="00286589" officeooo:paragraph-rsid="002de6aa"/>
    </style:style>
    <style:style style:name="T1" style:family="text">
      <style:text-properties fo:color="#1a1718" style:font-name="Times-Roman" fo:font-size="10pt" style:font-size-asian="10pt"/>
    </style:style>
    <style:style style:name="T2" style:family="text">
      <style:text-properties fo:color="#1a1718" style:font-name="Times-Roman" fo:font-size="10pt" officeooo:rsid="000e2971" style:font-size-asian="10pt"/>
    </style:style>
    <style:style style:name="T3" style:family="text">
      <style:text-properties fo:font-style="italic" style:font-style-asian="italic" style:font-style-complex="italic"/>
    </style:style>
    <style:style style:name="T4" style:family="text">
      <style:text-properties fo:font-style="italic" officeooo:rsid="00130ef7" style:font-style-asian="italic" style:font-style-complex="italic"/>
    </style:style>
    <style:style style:name="T5" style:family="text">
      <style:text-properties fo:font-style="italic" officeooo:rsid="00198dd3" style:font-style-asian="italic" style:font-style-complex="italic"/>
    </style:style>
    <style:style style:name="T6" style:family="text">
      <style:text-properties fo:font-style="italic" officeooo:rsid="002d07ec" style:font-style-asian="italic" style:font-style-complex="italic"/>
    </style:style>
    <style:style style:name="T7" style:family="text">
      <style:text-properties fo:font-style="italic" style:text-underline-style="solid" style:text-underline-width="auto" style:text-underline-color="font-color" officeooo:rsid="002d07ec" style:font-style-asian="italic" style:font-style-complex="italic"/>
    </style:style>
    <style:style style:name="T8" style:family="text">
      <style:text-properties officeooo:rsid="000f8a90"/>
    </style:style>
    <style:style style:name="T9" style:family="text">
      <style:text-properties officeooo:rsid="000fafd4"/>
    </style:style>
    <style:style style:name="T10" style:family="text">
      <style:text-properties officeooo:rsid="00106576"/>
    </style:style>
    <style:style style:name="T11" style:family="text">
      <style:text-properties officeooo:rsid="0012cf93"/>
    </style:style>
    <style:style style:name="T12" style:family="text">
      <style:text-properties officeooo:rsid="0016c330"/>
    </style:style>
    <style:style style:name="T13" style:family="text">
      <style:text-properties fo:color="#151515" fo:font-size="12pt" style:font-size-asian="12pt"/>
    </style:style>
    <style:style style:name="T14" style:family="text">
      <style:text-properties fo:color="#151515" fo:font-size="12pt" officeooo:rsid="00171f60" style:font-size-asian="12pt"/>
    </style:style>
    <style:style style:name="T15" style:family="text">
      <style:text-properties fo:color="#151515" fo:font-size="12pt" officeooo:rsid="0016c330" style:font-size-asian="12pt"/>
    </style:style>
    <style:style style:name="T16" style:family="text">
      <style:text-properties fo:color="#151515" fo:font-size="12pt" officeooo:rsid="00188945" style:font-size-asian="12pt"/>
    </style:style>
    <style:style style:name="T17" style:family="text">
      <style:text-properties fo:color="#151515" fo:font-size="12pt" officeooo:rsid="00199741" style:font-size-asian="12pt"/>
    </style:style>
    <style:style style:name="T18" style:family="text">
      <style:text-properties fo:color="#151515" fo:font-size="12pt" officeooo:rsid="0023f77f" style:font-size-asian="12pt"/>
    </style:style>
    <style:style style:name="T19" style:family="text">
      <style:text-properties fo:color="#151515" fo:font-size="12pt" officeooo:rsid="0026dd49" style:font-size-asian="12pt"/>
    </style:style>
    <style:style style:name="T20" style:family="text">
      <style:text-properties fo:color="#151515" fo:font-size="12pt" officeooo:rsid="002d07ec" style:font-size-asian="12pt"/>
    </style:style>
    <style:style style:name="T21" style:family="text">
      <style:text-properties fo:color="#151515" fo:font-size="12pt" officeooo:rsid="002dc8cc" style:font-size-asian="12pt"/>
    </style:style>
    <style:style style:name="T22" style:family="text">
      <style:text-properties fo:color="#151515" fo:font-size="12pt" style:text-underline-style="none" officeooo:rsid="00190ac0" style:font-size-asian="12pt"/>
    </style:style>
    <style:style style:name="T23" style:family="text">
      <style:text-properties fo:color="#151515" fo:font-size="12pt" style:text-underline-style="solid" style:text-underline-width="auto" style:text-underline-color="font-color" officeooo:rsid="002d07ec" style:font-size-asian="12pt"/>
    </style:style>
    <style:style style:name="T24" style:family="text">
      <style:text-properties officeooo:rsid="001c6ea4"/>
    </style:style>
    <style:style style:name="T25" style:family="text">
      <style:text-properties officeooo:rsid="001d1ce3"/>
    </style:style>
    <style:style style:name="T26" style:family="text">
      <style:text-properties officeooo:rsid="001ff358"/>
    </style:style>
    <style:style style:name="T27" style:family="text">
      <style:text-properties officeooo:rsid="0023f77f"/>
    </style:style>
    <style:style style:name="T28" style:family="text">
      <style:text-properties officeooo:rsid="0028fefc"/>
    </style:style>
    <style:style style:name="T29" style:family="text">
      <style:text-properties officeooo:rsid="0029ba72"/>
    </style:style>
    <style:style style:name="T30" style:family="text">
      <style:text-properties officeooo:rsid="002d07ec"/>
    </style:style>
    <style:style style:name="T31" style:family="text">
      <style:text-properties style:text-underline-style="solid" style:text-underline-width="auto" style:text-underline-color="font-color" officeooo:rsid="002de6aa"/>
    </style:style>
    <style:style style:name="T32" style:family="text">
      <style:text-properties officeooo:rsid="002dc8cc"/>
    </style:style>
    <style:style style:name="T33" style:family="text">
      <style:text-properties officeooo:rsid="002de6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start text:name="__DdeLink__1_850397856"/><text:bookmark-start text:name="__DdeLink__6_850397856"/>Jobs associated with a country are not legion. Yet, everybody has heard of the traditional 'swiss banker'. In the news, books or movies, swiss banks are omnipresent. Bank secrecy, tax evasion, US fines, they have been lately the target of numerous controversies. Is the stereotype of Switzerland country of bankers nevertheless well-deserved? The answer in figures.<text:bookmark-end text:name="__DdeLink__1_850397856"/><text:bookmark-end text:name="__DdeLink__6_850397856"/></text:p>
      <text:p text:style-name="P1"/>
      <text:h text:style-name="Heading_20_2" text:outline-level="2">Banks and employment</text:h>
      <text:p text:style-name="P1">How prevalent really is the swiss banker? The following graphic represents all the jobs in Switzerland by economic divisions in 2008, areas are proportional to the number of jobs.</text:p>
      <text:p text:style-name="P1"/>
      <text:p text:style-name="P1">In the chart above, there is no specific category for <text:span text:style-name="T9">only</text:span> bankers, but <text:bookmark-start text:name="__DdeLink__61_1738622527"/>Financial <text:bookmark-start text:name="__DdeLink__65_1738622527"/>Intermediation<text:bookmark-end text:name="__DdeLink__61_1738622527"/><text:bookmark-end text:name="__DdeLink__65_1738622527"/> covers all jobs in financial services: banks, insurance, pension funds, … So out of the total swiss workforce:</text:p>
      <text:p text:style-name="P6">5.8% works in financial services, that is 1 out 17 people. A workforce somewhat inferior to education or to the hotel and restaurant industry</text:p>
      <text:p text:style-name="P2"><text:span text:style-name="T3">Out of the whole workforce in financial </text:span><text:span text:style-name="T4">intermediation</text:span><text:span text:style-name="T3">, about a third is working for an insurance company, </text:span><text:span text:style-name="T5">i.e. </text:span><text:span text:style-name="T6">1.6 in 2012 </text:span><text:span text:style-name="T5">% </text:span><text:span text:style-name="T7">REF1</text:span></text:p>
      <text:p text:style-name="P2"/>
      <text:p text:style-name="P3">How does that compare with other countries? <text:span text:style-name="T10">The chart under shows the proportion of jobs in <text:s/></text:span>Financial Intermediation <text:span text:style-name="T10">for different countries:</text:span></text:p>
      <text:p text:style-name="P1"/>
      <text:p text:style-name="P1"><text:span text:style-name="T12">Although Switzerland has one the largest </text:span><text:bookmark-start text:name="__DdeLink__67_1738622527"/><text:span text:style-name="T12">workforce in financial services, </text:span><text:bookmark-end text:name="__DdeLink__67_1738622527"/><text:span text:style-name="T12">c</text:span>ountries like UK or US have <text:span text:style-name="T8">a</text:span> workforce in financial services nearly as important <text:span text:style-name="T10">as Switzerland</text:span>.</text:p>
      <text:p text:style-name="P1"/>
      <text:h text:style-name="Heading_20_2" text:outline-level="2"><text:bookmark-start text:name="__DdeLink__89_1738622527"/>Banks and economy<text:bookmark-end text:name="__DdeLink__89_1738622527"/></text:h>
      <text:p text:style-name="P10">What is the contribution of the financial <text:bookmark-start text:name="__DdeLink__63_1738622527"/>activities<text:bookmark-end text:name="__DdeLink__63_1738622527"/> to the country's economy? <text:span text:style-name="T11">The chart under shows the contribution in percentage of all financial </text:span>activities<text:span text:style-name="T11"> in the Gross Domestic Product.</text:span></text:p>
      <text:p text:style-name="P10"/>
      <text:p text:style-name="P11"><text:span text:style-name="T12">Unsurprisingly, as for its proportion of jobs in financial services,</text:span><text:bookmark-start text:name="__DdeLink__69_1738622527"/><text:bookmark-start text:name="__DdeLink__87_1738622527"/><text:span text:style-name="T12"> financial activities</text:span><text:bookmark-end text:name="__DdeLink__69_1738622527"/><text:bookmark-end text:name="__DdeLink__87_1738622527"/><text:span text:style-name="T12"> represent a large chunk of Switzerland's GDP. </text:span></text:p>
      <text:p text:style-name="P15"><text:span text:style-name="T12">It should be mentioned <text:s/>that the estimation of financial activities in the GDP is </text:span><text:bookmark-start text:name="__DdeLink__113_1738622527"/><text:span text:style-name="T12">a</text:span><text:bookmark-end text:name="__DdeLink__113_1738622527"/><text:span text:style-name="T12"> disputed topic. The numbers shown here are upper estimates, some considers that the</text:span><text:span text:style-name="T13"> <text:s/></text:span><text:span text:style-name="T17">value </text:span><text:span text:style-name="T20">added by</text:span><text:span text:style-name="T17"> financial institutions</text:span><text:span text:style-name="T13"> </text:span><text:span text:style-name="T20">is</text:span><text:span text:style-name="T14"> overestimated in Switzerland and </text:span><text:span text:style-name="T20">is</text:span><text:span text:style-name="T14"> closer to 6% </text:span><text:span text:style-name="T19">(</text:span><text:span text:style-name="T18">similar to the construction sector</text:span><text:span text:style-name="T19">)</text:span><text:span text:style-name="T14">. The UN, OECD, </text:span><text:span text:style-name="T13">Eurostat </text:span><text:span text:style-name="T14">and the European Bank </text:span><text:span text:style-name="T16">have </text:span><text:span text:style-name="T14">established a joint task force to establish a new method to measure the contribution of </text:span><text:span text:style-name="T15"><text:s/>financial activities </text:span><text:span text:style-name="T14">to the GDP output. </text:span><text:span text:style-name="T18">The main dispute is the estimation of the risk premium, i.e. the revenues from interest rates which obviously represent an important part of </text:span><text:span text:style-name="T19">banks'</text:span><text:span text:style-name="T18"> revenues. Some argue </text:span><text:span text:style-name="T21">that it does not create any value added to the GDP</text:span><text:span text:style-name="T18">.</text:span><text:span text:style-name="T22"> </text:span><text:span text:style-name="T23">REF2</text:span><text:span text:style-name="T22">.</text:span></text:p>
      <text:p text:style-name="P7"/>
      <text:h text:style-name="P18" text:outline-level="2">Swiss banks at the worldwide level</text:h>
      <text:p text:style-name="P12">If it is clear that financial activities has an important role in the swiss economy, how do swiss financial companies rank worldwide? The chart under <text:span text:style-name="T24">presents</text:span> the market capitalisation of the 25 largest banks <text:span text:style-name="T24">in 2014</text:span>:</text:p>
      <text:p text:style-name="P13"><text:soft-page-break/>Swiss banks are no heavy weights ranking “only” 21st and 35th of the largest bank by market capitalisation (UBS and Credit Suisse, $78 and 51 billions respectively). Considering the insurance companies, Switzerland does slight better on the worldwide ranking, 7th and 17th (with a market capitalisation for Zurich and Swiss RE of $39 and 23 billions respectively). <text:span text:style-name="T25">As a comparison, at the end of 2013 Apple had a market capitalisation of $415.7 bn, while flagship swiss companies Roche and Nestle were capitalised up to $202 and $234 bn respectively. </text:span></text:p>
      <text:p text:style-name="P14">Given these numbers and the worldwide ranking of swiss banks, one may wonder why swiss banks are <text:span text:style-name="T27">so</text:span> notorious? <text:span text:style-name="T26">There is actually one area of financial services where Switzerland is the world leader: private banking. The term "private" refers to customer service rendered on a more personal basis than in mass market retail banking, typically via dedicated bank advisers. It does not necessariyl refer to a private, i.e. non-</text:span><text:bookmark-start text:name="__DdeLink__111_1738622527"/><text:span text:style-name="T26">incorporated</text:span><text:bookmark-end text:name="__DdeLink__111_1738622527"/><text:span text:style-name="T26"> banking institution although it may be also the case.</text:span></text:p>
      <text:p text:style-name="Quotations"><text:tab/>Banking type: <text:span text:style-name="T26">Asset management, retail banking, … </text:span></text:p>
      <text:p text:style-name="Quotations">Private banking is the way banking originated. The first banks in Venice were focused on managing personal finance for wealthy families. Private banks became known as ‘Private’ to stand out from the retail banking &amp; savings banks aimed at the new middle class. Historically, private banking has been viewed as a very exclusive niche that only caters to <text:bookmark-start text:name="__DdeLink__158_1738622527"/>high-net-worth individuals<text:bookmark-end text:name="__DdeLink__158_1738622527"/> with liquidity over $2 million, though it is now possible to open private banking accounts with as little as $250,000 for private investors. For private banking services clients pay either based on the <text:span text:style-name="T29">s</text:span>annual portfolio performance or a "flat-fee", usually calculated as a yearly percentage of the total investment amount.</text:p>
      <text:p text:style-name="P14"/>
      <text:p text:style-name="P14"/>
      <text:h text:style-name="Heading_20_2" text:outline-level="2">Private banking</text:h>
      <text:p text:style-name="P8">In the international ranking of private banking by assets under management, Switzerland has 6 private banks in the top 20 <text:span text:style-name="T31">REF3</text:span>.</text:p>
      <text:p text:style-name="P8"/>
      <text:p text:style-name="P21">In 2013, UBS was the top private banker in term of asset under management with more than $1.7 trillions <text:span text:style-name="T28">from high-net-worth individual clients. A trillion sounds like a large number, let's <text:s/>put this number into perspective: <text:s/></text:span></text:p>
      <text:p text:style-name="P9"/>
      <text:p text:style-name="P9"/>
      <text:p text:style-name="P9">that is more than 20 times UBS’ market capitalisation, 3 times Switzerland’s GDP</text:p>
      <text:p text:style-name="P8"/>
      <text:p text:style-name="P8"/>
      <text:p text:style-name="P8"/>
      <text:p text:style-name="P5">Offshore wealth, defined as assets booked in a country where the investor has no legal residence or tax domicile, rose by 6.1 percent in 2012 to $8.5 trillion,</text:p>
      <text:p text:style-name="P1"/>
      <text:p text:style-name="P1"/>
      <text:p text:style-name="P4"><text:span text:style-name="T1">By our estimation, global household wealth in mid- 2013 totaled USD 241 trillion </text:span><text:span text:style-name="T2">(Crédit Suisse, global wealth Report 2013)</text:span></text:p>
      <text:p text:style-name="P1"/>
      <text:p text:style-name="P1"/>
      <text:p text:style-name="P1"><text:soft-page-break/></text:p>
      <text:h text:style-name="Heading_20_2" text:outline-level="2">References</text:h>
      <text:p text:style-name="Text_20_body"/>
      <text:p text:style-name="P20"><text:span text:style-name="T30">1. </text:span><text:a xlink:type="simple" xlink:href="http://www.swissbanking.org/fr/mobile/facts_figures.htm"><text:span text:style-name="T30">http://www.swissbanking.org/fr/mobile/facts_figures.htm</text:span></text:a></text:p>
      <text:p text:style-name="P20"/>
      <text:p text:style-name="P16"><text:span text:style-name="T30">2. </text:span><text:a xlink:type="simple" xlink:href="http://www.oecd.org/officialdocuments/publicdisplaydocumentpdf/?cote=STD/CSTAT/WPNA(2012)2/ADD1&amp;docLanguage=En">http://www.oecd.org/officialdocuments/publicdisplaydocumentpdf/?cote=STD/CSTAT/WPNA(2012)2/ADD1&amp;docLanguage=En</text:a></text:p>
      <text:p text:style-name="P17">3. Scorpio partnership private banking benchmark 2013</text:p>
      <text:p text:style-name="P19"/>
      <text:p text:style-name="Text_20_body"><text:a xlink:type="simple" xlink:href="http://en.wikipedia.org/wiki/High-net-worth_individ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HelveticaNeue" svg:font-family="HelveticaNeue" style:font-family-generic="roman"/>
    <style:font-face style:name="Times-Roman" svg:font-family="Times-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1T09:35:16.359577000</meta:creation-date>
    <dc:date>2014-06-24T12:01:28.886239000</dc:date>
    <meta:editing-duration>PT20H32M33S</meta:editing-duration>
    <meta:editing-cycles>43</meta:editing-cycles>
    <meta:generator>LibreOffice/4.2.4.2$MacOSX_x86 LibreOffice_project/63150712c6d317d27ce2db16eb94c2f3d7b699f8</meta:generator>
    <meta:document-statistic meta:table-count="0" meta:image-count="0" meta:object-count="0" meta:page-count="3" meta:paragraph-count="28" meta:word-count="839" meta:character-count="5409" meta:non-whitespace-character-count="4587"/>
  </office:meta>
</office:document-meta>
</file>